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ab6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paragraph-rsid="00070ab6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70ab6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70ab6" style:font-weight-asian="bold" style:font-weight-complex="bold"/>
    </style:style>
    <style:style style:name="P6" style:family="paragraph" style:parent-style-name="Standard">
      <style:text-properties officeooo:paragraph-rsid="00070ab6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70ab6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0ab6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.E. 1 st Semester (Main &amp; Re ) Examination, December-2019</text:p>
      <text:p text:style-name="P2"/>
      <text:p text:style-name="P2"><text:s/>PROBLEM SOLVING AND COMPURER PROGRAMMING</text:p>
      <text:p text:style-name="P2"/>
      <text:p text:style-name="P2"/>
      <text:p text:style-name="P3"/>
      <text:p text:style-name="P3"/>
      <text:p text:style-name="P3"/>
      <text:p text:style-name="P1">Time: Three Hours <text:s text:c="100"/>Maximum Marks:60 <text:s text:c="58"/></text:p>
      <text:p text:style-name="P1"><draw:line text:anchor-type="paragraph" draw:z-index="0" draw:name="Shape1" draw:style-name="gr1" draw:text-style-name="P9" svg:x1="-0.5335in" svg:y1="0.0043in" svg:x2="7.3921in" svg:y2="0.0043in"><text:p/></draw:line></text:p>
      <text:p text:style-name="P1"/>
      <text:p text:style-name="P1"><text:span text:style-name="T1">Note <text:s text:c="11"/></text:span>: Attempt all questions form Sections – A four questions form Sections – B and three</text:p>
      <text:p text:style-name="P1"><text:s text:c="22"/>questions from Section – C.</text:p>
      <text:p text:style-name="P1"><text:span text:style-name="T1">Section – A </text:span>: Filling the blanks /MCQs/True, false 1 * 10 = 10</text:p>
      <text:p text:style-name="P1"><text:span text:style-name="T1">Section – B</text:span> : Shrot Answer type questions.5 * 4 = 20</text:p>
      <text:p text:style-name="P1"><text:span text:style-name="T1">Section – C</text:span> : Long/descriptive answer type questions.10 * 3 = 30</text:p>
      <text:p text:style-name="P1"/>
      <text:p text:style-name="P1"/>
      <text:p text:style-name="P5">SECTION – A</text:p>
      <text:p text:style-name="P1"/>
      <text:p text:style-name="Standard"/>
      <text:p text:style-name="Standard"><text:s/>(State True or False) </text:p>
      <text:p text:style-name="Standard"/>
      <text:p text:style-name="Standard">1. Void is not a data type. </text:p>
      <text:p text:style-name="Standard"/>
      <text:p text:style-name="Standard">2. Getch( ) is a standard input function. </text:p>
      <text:p text:style-name="Standard"/>
      <text:p text:style-name="Standard">3. Break statement cannot be used in switdl statement. </text:p>
      <text:p text:style-name="Standard"/>
      <text:p text:style-name="Standard">4. Array is a collection of similar elements.</text:p>
      <text:p text:style-name="Standard"/>
      <text:p text:style-name="Standard">5. Pointer is not a variable.</text:p>
      <text:p text:style-name="Standard"/>
      <text:p text:style-name="Standard">6. Structure uses the memory equal to the sum of the memory required by all its elements. </text:p>
      <text:p text:style-name="Standard"/>
      <text:p text:style-name="Standard">7. Open is used to create a file. </text:p>
      <text:p text:style-name="Standard"/>
      <text:p text:style-name="Standard">8. Size of( ) operator an be used to calculate the size of an array. </text:p>
      <text:p text:style-name="Standard"/>
      <text:p text:style-name="Standard">9. &amp;&amp; is a relation operator.</text:p>
      <text:p text:style-name="Standard"/>
      <text:p text:style-name="Standard">10.Nesting of the loops is not possnble in C language.</text:p>
      <text:p text:style-name="Standard"/>
      <text:p text:style-name="Standard"/>
      <text:p text:style-name="Standard"/>
      <text:p text:style-name="Standard"/>
      <text:p text:style-name="P1"><text:s text:c="7"/></text:p>
      <text:p text:style-name="P5"/>
      <text:p text:style-name="P5"><text:soft-page-break/>SECTION-B</text:p>
      <text:p text:style-name="Standard"/>
      <text:p text:style-name="Standard"/>
      <text:p text:style-name="Standard">1.Describe various dta types with syntax and examples availavle in C language. </text:p>
      <text:p text:style-name="Standard"/>
      <text:p text:style-name="Standard">2.What In flow Chart ? Draw a flow chart for calculating the area of any tpe of trangle. </text:p>
      <text:p text:style-name="Standard"/>
      <text:p text:style-name="Standard">3.Why loops are needed ? Explain with example all the available loops in C language. </text:p>
      <text:p text:style-name="Standard"/>
      <text:p text:style-name="Standard">4.Differentiate between Structure and Union with proper examples.</text:p>
      <text:p text:style-name="Standard"/>
      <text:p text:style-name="Standard">5.Describe dynamic memory allocation and all the available functions used for this purpose.</text:p>
      <text:p text:style-name="Standard"/>
      <text:p text:style-name="Standard">6. How to handle files in C language ? Explain w<text:span text:style-name="T2">it</text:span>h proper functions. </text:p>
      <text:p text:style-name="Standard"/>
      <text:p text:style-name="Standard"/>
      <text:p text:style-name="P4"/>
      <text:p text:style-name="P4">SECTION-C</text:p>
      <text:p text:style-name="Standard"><text:s text:c="36"/></text:p>
      <text:p text:style-name="Standard"><text:s text:c="2"/></text:p>
      <text:p text:style-name="Standard"/>
      <text:p text:style-name="Standard">1.What iS an array ? Write a program in C language to display the tables of 1 to 10 numbers. </text:p>
      <text:p text:style-name="Standard"/>
      <text:p text:style-name="Standard">2. Whaf is recursnon ? Write a program in C language to calculate the factorial of a number using recursion. </text:p>
      <text:p text:style-name="Standard"/>
      <text:p text:style-name="Standard">3. What are the pointer operators ? Write a program in C language to swap two numbers using pointer. </text:p>
      <text:p text:style-name="Standard"/>
      <text:p text:style-name="Standard">4. How to handle a file ? Write the syntax with examples of all the primary file handling </text:p>
      <text:p text:style-name="Standard">functio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1:37:09.081159070</meta:creation-date>
    <dc:date>2020-08-29T11:25:03.565996219</dc:date>
    <meta:editing-duration>PT2M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6" meta:word-count="333" meta:character-count="2073" meta:non-whitespace-character-count="1512"/>
  </office:meta>
</office:document-meta>
</file>